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12" table:default-cell-style-name="ce15"/>
        <table:table-column table:style-name="co23" table:default-cell-style-name="ce15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1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2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.00.0000</text:date>, <text:time style:data-style-name="N2" text:time-value="00:25:34.8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16T00:29:33.226000000</dc:date>
    <meta:editing-duration>P5DT8H37M51S</meta:editing-duration>
    <meta:editing-cycles>2075</meta:editing-cycles>
    <meta:document-statistic meta:table-count="4" meta:cell-count="11443" meta:object-count="0"/>
  </office:meta>
</office:document-meta>
</file>